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cm" fo:margin-bottom="0.353cm" loext:contextual-spacing="false" fo:line-height="115%"/>
    </style:style>
    <style:style style:name="P2" style:family="paragraph" style:parent-style-name="Standard">
      <style:paragraph-properties fo:margin-top="0cm" fo:margin-bottom="0.353cm" loext:contextual-spacing="false" fo:line-height="115%"/>
      <style:text-properties style:font-name="Calibri" fo:font-size="11pt" fo:language="es" fo:country="ES" style:font-size-asian="11pt"/>
    </style:style>
    <style:style style:name="P3" style:family="paragraph" style:parent-style-name="Standard" style:master-page-name="Standard">
      <style:paragraph-properties fo:margin-top="0cm" fo:margin-bottom="0.353cm" loext:contextual-spacing="false" fo:line-height="115%" style:page-number="auto"/>
    </style:style>
    <style:style style:name="T1" style:family="text">
      <style:text-properties style:font-name="Calibri" fo:font-size="11pt" fo:language="es" fo:country="ES" style:font-size-asian="11pt"/>
    </style:style>
    <style:style style:name="T2" style:family="text">
      <style:text-properties style:font-name="Calibri" fo:font-size="11pt" fo:language="es" fo:country="ES" officeooo:rsid="000ba42f" style:font-size-asian="11pt"/>
    </style:style>
    <style:style style:name="T3" style:family="text">
      <style:text-properties style:font-name="Calibri" fo:font-size="11pt" fo:language="es" fo:country="ES" officeooo:rsid="000cf204" style:font-size-asian="11pt"/>
    </style:style>
    <style:style style:name="T4" style:family="text">
      <style:text-properties style:font-name="Calibri" fo:font-size="11pt" fo:language="es" fo:country="ES" officeooo:rsid="000d3bb8" style:font-size-asian="11pt"/>
    </style:style>
    <style:style style:name="T5" style:family="text">
      <style:text-properties style:font-name="Calibri" fo:font-size="11pt" fo:language="es" fo:country="ES" officeooo:rsid="000e0247" style:font-size-asian="11pt"/>
    </style:style>
    <style:style style:name="T6" style:family="text">
      <style:text-properties fo:language="es" fo:country="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ctualmente la información se </text:span><text:span text:style-name="T2">g</text:span><text:span text:style-name="T1">uarda en planillas. La información es por vaca.</text:span></text:p>
      <text:p text:style-name="P1"><text:span text:style-name="T1">Se les da racion mientras se las ordeña para que no se estresen (el estres afecta la produccion). La raciones un kilo de maíz molido, y se estima que cada vaca come 60 mts^2 de avena y 80 mts^2 pradera (alfalfa, lotus)</text:span></text:p>
      <text:p text:style-name="P1"><text:span text:style-name="T1">había un tanque frió donde se conserva la leche, entran 1000 litros como máximo, de los cuales se venden 300-400 lts (en este caso).</text:span></text:p>
      <text:p text:style-name="P1"><text:span text:style-name="T1">Se estila la </text:span><text:span text:style-name="T3">inseminación</text:span><text:span text:style-name="T1"> artificial, y cuando la vaca no queda pre</text:span><text:span text:style-name="T3">ña</text:span><text:span text:style-name="T1">da se le tira al toro. </text:span></text:p>
      <text:p text:style-name="P1"><text:span text:style-name="T1">Tenían una máquina para ordeñar, en ella entran cuatro de un lado y cuatro del otro.</text:span></text:p>
      <text:p text:style-name="P1"><text:span text:style-name="T1">Si no se usa insiminacion artificial se estima un 2-3% del ganado sean toros</text:span></text:p>
      <text:p text:style-name="P1"><text:span text:style-name="T1">Se suelen ordeñar dos veces por día (en tambos grandes se puede llegar a tres veces, pero es bastante complicado) se hace una de mañana y una de tarde, aproximadamente cada 12 horas. </text:span></text:p>
      <text:p text:style-name="P1"><text:span text:style-name="T1">La enfermedad más comun es motitis, cuando se les da antibiotico estás vacas son separadas, la leche que generan se le da al ternero o al chancho pero no va al tanque con el resto de la leche. Hay algunos antibioticos que no dejan residuos.</text:span></text:p>
      <text:p text:style-name="P1"><text:span text:style-name="T1">El terne</text:span><text:span text:style-name="T4">r</text:span><text:span text:style-name="T1">o se pu</text:span><text:span text:style-name="T4">e</text:span><text:span text:style-name="T1">de destetar a las 4hras (pero cada esta </text:span><text:span text:style-name="T4">estab</text:span><text:span text:style-name="T1">lecimiento decide a cuantas h</text:span><text:span text:style-name="T4">or</text:span><text:span text:style-name="T1">as separarlo) aquí era 24hras, luego se apartan 2lts de leche para el darle al ternero de forma manual. En esas 24hras la vaca no le da leche le da calastro (es la forma de pasarle buenas defensas al ternero). Luego de que se desteta al ternero dos o tres días después se embaraza de nuevo a la vaca. Cuando la vaca se seca (ya no puede dar más leche) se la en</text:span><text:span text:style-name="T4">g</text:span><text:span text:style-name="T1">orda y se come 3:)</text:span></text:p>
      <text:p text:style-name="P1"><text:span text:style-name="T1">En invierno se produce menos, por eso se le da mejor alimento, para mejorar la produccion. Es importante por ello saber donde están las mejores pasturas. En invierno se le da avena y no granilla por ejemplo. En clima afecta a los plantados, no tanto a la producción</text:span></text:p>
      <text:p text:style-name="P1"><text:span text:style-name="T1">En control lechero (control por vaca) e hace una vez al mes. Una vaca es productiva 6-9 años.</text:span></text:p>
      <text:p text:style-name="P1"><text:span text:style-name="T1">Es un tambo estacional, se par</text:span><text:span text:style-name="T4">a</text:span><text:span text:style-name="T1"> en otoño, dan leche de mayo-diciembre. se calcula una </text:span><text:span text:style-name="T4">hectárea</text:span><text:span text:style-name="T1"> por vaca, allí habían 40 </text:span><text:span text:style-name="T4">hectáreas</text:span><text:span text:style-name="T1"> y habían 16 vacas, faltaban animales.En general se reservan hectareas para las reservas (5 en ese caso)</text:span></text:p>
      <text:p text:style-name="P1"><text:span text:style-name="T1">PAS profesor agronomo superior (ing. agronomo o veterinaria)</text:span></text:p>
      <text:p text:style-name="P1"><text:span text:style-name="T1">Holando y Jersey son las mejores vacas para dar leche, dan entre 16-19 litros aproximados por día (depende de el clima(pasturas) y de la etapa de lactancia).</text:span></text:p>
      <text:p text:style-name="P1"><text:span text:style-name="T1">En el pre-parto (una semana antes) se le da más minerales y coida para evitar problemas en el parto y la lactnacia. La primera lactancia siempre es pobre, y en la segunda ya se puede ver "lo que es"</text:span></text:p>
      <text:p text:style-name="P1"><text:soft-page-break/><text:span text:style-name="T1">Cuanto gana el tambo depende de %</text:span><text:span text:style-name="T5">proteína</text:span><text:span text:style-name="T1">, %grasa %laurea (neurea o algo así). Se recuentan las </text:span><text:span text:style-name="T5">células</text:span><text:span text:style-name="T1"> somáticas y se hace un recuento bacteriano, eso nos muestra la higiene. Si la leche es buena le premian hasta un 30% del precio </text:span><text:span text:style-name="T5">estándar.</text:span><text:span text:style-name="T1"> Cuando una vaca pare las </text:span><text:span text:style-name="T5">células</text:span><text:span text:style-name="T1"> somáticas tienden a dar más altas, mientras que el recuento bacteriano alto no es normal y </text:span><text:span text:style-name="T5">puede</text:span><text:span text:style-name="T1"> significar una </text:span><text:span text:style-name="T5">infección.</text:span><text:span text:style-name="T1"> El primer filtro para evitar que se pasen de los valores considerados buenos es el operario, el es el que debería separar a la vaca que este </text:span><text:span text:style-name="T5">posiblemente</text:span><text:span text:style-name="T1"> infectada de las otras al momento de ordeñar, pero </text:span><text:span text:style-name="T5">existe</text:span><text:span text:style-name="T1"> la matitis cubllinica que no es tan fácil de ver y pueden saltar valores un poco altos en el recuento bacteriano. Un cuarto (una de las cuatro ubres) puede estar infectada, mientras que los otros cuartos no.</text:span></text:p>
      <text:p text:style-name="P1"><text:span text:style-name="T1">Se secaban a las vacas 90 días antes del parto, ese tratamiento duraba alrededor de </text:span><text:span text:style-name="T5">unas</text:span><text:span text:style-name="T1"> semana (se usan pomos y algo más) para </text:span><text:span text:style-name="T5">darle</text:span><text:span text:style-name="T1"> "fuerzas"</text:span></text:p>
      <text:p text:style-name="P1"><text:span text:style-name="T1">Los primeros chorros del ordeñe se descartan.</text:span></text:p>
      <text:p text:style-name="P1"><text:span text:style-name="T1">En tambos grandes a </text:span><text:span text:style-name="T5">los</text:span><text:span text:style-name="T1"> 18 meses se manda a un campo de recría, allí e </text:span><text:span text:style-name="T5">envían</text:span><text:span text:style-name="T1"> a los 23-36 meses. Las vacas deben pesar 240 kilos al momento de </text:span><text:span text:style-name="T5">inseminar</text:span><text:span text:style-name="T1">, y se estima que pesa 380 </text:span><text:span text:style-name="T5">kilos cuando</text:span><text:span text:style-name="T1"> pare, y 60 kilos el ternero. se estima un </text:span><text:span text:style-name="T5">promedio</text:span><text:span text:style-name="T1"> de 5 o 6 partos pro vaca.</text:span></text:p>
      <text:p text:style-name="P1"><text:span text:style-name="T1">Hay </text:span><text:span text:style-name="T5">vacunas</text:span><text:span text:style-name="T1"> de lactosa y reproductivas (las ultimas son opcionales). De </text:span><text:span text:style-name="T5">lactosa</text:span><text:span text:style-name="T1"> se vacunan tres veces al año, en noviembre se suelen vacunar las menores de dos años, en febrero a todas, y en mayo a los qu tienen de dos meses a dos años.</text:span></text:p>
      <text:p text:style-name="P2"/>
      <text:p text:style-name="P1"><text:span text:style-name="T1">Tabla de eventos</text:span></text:p>
      <text:p text:style-name="P1"><text:span text:style-name="T1">Calendario (estado de la vaca)</text:span></text:p>
      <text:p text:style-name="P1"><text:span text:style-name="T1">administracion@escuelaagrarialaconcordia.edu.uy</text:span></text:p>
      <text:p text:style-name="P1"><text:span text:style-name="T1">escuelalaconcordia.edu.uy</text:span></text:p>
      <text:p text:style-name="P1"><text:span text:style-name="T1">snig.gub.uy</text:span></text:p>
      <text:p text:style-name="P2"/>
      <text:p text:style-name="P1"><text:span text:style-name="T1">Es </text:span><text:span text:style-name="T5">importante</text:span><text:span text:style-name="T1"> guardar datos de la vaca cuando se seca, si está se piensa engordar y comer o </text:span><text:span text:style-name="T5">incluso</text:span><text:span text:style-name="T1"> venderse, en otro caso no es relevante.</text:span></text:p>
      <text:p text:style-name="P1"><text:span text:style-name="T1">El </text:span><text:span text:style-name="T5">bastón</text:span><text:span text:style-name="T1"> guarda los datos en un usb, en .txt. La </text:span><text:span text:style-name="T5">información</text:span><text:span text:style-name="T1"> es dividida por | en el primer campo tenemos la vaca, luego el día, luego la hora y luego la guia. La guia es el ultimo movimiento que se hizo con la misma (si quiero ver todos los movimientos de ésta, están en el sistema, los movimientos son un numero ser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26T16:45:15.474000000</dc:date>
    <meta:editing-duration>PT2M</meta:editing-duration>
    <meta:editing-cycles>1</meta:editing-cycles>
    <meta:document-statistic meta:table-count="0" meta:image-count="0" meta:object-count="0" meta:page-count="2" meta:paragraph-count="27" meta:word-count="851" meta:character-count="4680" meta:non-whitespace-character-count="3854"/>
    <meta:generator>LibreOffice/5.1.3.2$Windows_x86 LibreOffice_project/644e4637d1d8544fd9f56425bd6cec110e49301b</meta:generator>
  </office:meta>
</office:document-meta>
</file>